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1" calcext:value-type="float">
            <text:p>14,391.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25" calcext:value-type="float">
            <text:p>14,125.0</text:p>
          </table:table-cell>
          <table:table-cell table:style-name="ce6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30" calcext:value-type="date">
            <text:p>2024/01/30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office:value-type="date" office:date-value="2024-01-30" calcext:value-type="date">
            <text:p>2024/01/30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00/00/00</text:date>, <text:time style:data-style-name="N2" text:time-value="08:43:51.90787638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9T09:42:39.979774032</dc:date>
    <meta:editing-duration>P17DT7H10M35S</meta:editing-duration>
    <meta:editing-cycles>1718</meta:editing-cycles>
    <meta:document-statistic meta:table-count="1" meta:cell-count="1678" meta:object-count="0"/>
  </office:meta>
</office:document-meta>
</file>